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F000001F621BB97CA5E9BBBB4.png" manifest:media-type="image/png"/>
  <manifest:file-entry manifest:full-path="Pictures/10000201000005B4000002FC5A3240ABC9810056.png" manifest:media-type="image/png"/>
  <manifest:file-entry manifest:full-path="Pictures/1000020100000335000001C9B736372879D1DE6C.png" manifest:media-type="image/png"/>
  <manifest:file-entry manifest:full-path="Pictures/10000201000005A40000027540CC418587E4D185.png" manifest:media-type="image/png"/>
  <manifest:file-entry manifest:full-path="Pictures/1000020100000332000001CF4E0F033134526573.png" manifest:media-type="image/png"/>
  <manifest:file-entry manifest:full-path="Pictures/1000020100000333000001D05A9F701FD1194B8E.png" manifest:media-type="image/png"/>
  <manifest:file-entry manifest:full-path="Pictures/100002010000032F000001D414A503725FBBD3F3.png" manifest:media-type="image/png"/>
  <manifest:file-entry manifest:full-path="Pictures/10000201000005C50000023C40A80FFC890F6EC5.png" manifest:media-type="image/png"/>
  <manifest:file-entry manifest:full-path="Pictures/1000020100000330000001F4DE37F1AC426F68E0.png" manifest:media-type="image/png"/>
  <manifest:file-entry manifest:full-path="Pictures/1000020100000683000001D12D400A04E799D524.png" manifest:media-type="image/png"/>
  <manifest:file-entry manifest:full-path="Pictures/1000020100000332000001CDC6A76002CF109A9E.png" manifest:media-type="image/png"/>
  <manifest:file-entry manifest:full-path="Pictures/100002010000032E000001D1B2B2754795F91EA8.png" manifest:media-type="image/png"/>
  <manifest:file-entry manifest:full-path="Pictures/1000020100000327000001E54108BDBBF52205D1.png" manifest:media-type="image/png"/>
  <manifest:file-entry manifest:full-path="Pictures/1000020100000338000001D77F323649F113FB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or dentro da modularização do Jav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ntendendo o que é modularização por meio do ligsaw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20.314cm" svg:height="11cm" svg:x="4.286cm" svg:y="3.6cm">
          <draw:image xlink:href="Pictures/100002010000039F000001F621BB97CA5E9BBB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9">
        <draw:frame draw:style-name="gr2" draw:text-style-name="P3" draw:layer="layout" svg:width="21.399cm" svg:height="9.32cm" svg:x="3.001cm" svg:y="2.68cm">
          <draw:image xlink:href="Pictures/10000201000005A40000027540CC418587E4D1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3" draw:layer="layout" svg:width="25.282cm" svg:height="13.228cm" svg:x="1.718cm" svg:y="1.4cm">
          <draw:image xlink:href="Pictures/10000201000005B4000002FC5A3240ABC98100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3" draw:text-style-name="P4" draw:layer="layout" svg:width="25.969cm" svg:height="10.056cm" svg:x="1.231cm" svg:y="2.944cm">
          <draw:image xlink:href="Pictures/10000201000005C50000023C40A80FFC890F6E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4.92cm" svg:height="10cm" svg:x="1.08cm" svg:y="3.257cm">
          <draw:image xlink:href="Pictures/1000020100000683000001D12D400A04E799D5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19.8cm" svg:height="11.899cm" svg:x="4.4cm" svg:y="2.6cm">
          <draw:image xlink:href="Pictures/1000020100000327000001E54108BDBBF52205D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563cm" svg:height="12.382cm" svg:x="3.6cm" svg:y="2.8cm">
          <draw:image xlink:href="Pictures/100002010000032F000001D414A503725FBBD3F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668cm" svg:height="12.276cm" svg:x="3.6cm" svg:y="2.724cm">
          <draw:image xlink:href="Pictures/1000020100000333000001D05A9F701FD1194B8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18.989cm" svg:height="11.635cm" svg:x="4.4cm" svg:y="2.965cm">
          <draw:image xlink:href="Pictures/1000020100000330000001F4DE37F1AC426F68E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642cm" svg:height="12.196cm" svg:x="3.6cm" svg:y="3.004cm">
          <draw:image xlink:href="Pictures/1000020100000332000001CDC6A76002CF109A9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536cm" svg:height="12.302cm" svg:x="3cm" svg:y="3cm">
          <draw:image xlink:href="Pictures/100002010000032E000001D1B2B2754795F91EA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642cm" svg:height="12.249cm" svg:x="3.358cm" svg:y="2.951cm">
          <draw:image xlink:href="Pictures/1000020100000332000001CF4E0F03313452657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801cm" svg:height="12.461cm" svg:x="3.799cm" svg:y="2.6cm">
          <draw:image xlink:href="Pictures/1000020100000338000001D77F323649F113FB8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9">
        <draw:frame presentation:style-name="pr4" draw:layer="layout" svg:width="25.199cm" svg:height="2.629cm" svg:x="1.4cm" svg:y="0.628cm" presentation:class="title">
          <draw:text-box>
            <text:p>EXERCÍCIOS</text:p>
          </draw:text-box>
        </draw:frame>
        <draw:frame draw:style-name="gr3" draw:text-style-name="P4" draw:layer="layout" svg:width="21.721cm" svg:height="12.09cm" svg:x="3.164cm" svg:y="2.873cm">
          <draw:image xlink:href="Pictures/1000020100000335000001C9B736372879D1DE6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1:02:59.470512745</meta:creation-date>
    <dc:date>2021-03-18T21:08:42.137449040</dc:date>
    <meta:editing-duration>PT1H20M43S</meta:editing-duration>
    <meta:editing-cycles>6</meta:editing-cycles>
    <meta:generator>LibreOffice/6.4.6.2$Linux_X86_64 LibreOffice_project/40$Build-2</meta:generator>
    <meta:document-statistic meta:object-count="78"/>
  </office:meta>
</office:document-meta>
</file>